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officeooo:rsid="0004e254" officeooo:paragraph-rsid="00113dce"/>
    </style:style>
    <style:style style:name="P2" style:family="paragraph" style:parent-style-name="Text_20_body" style:list-style-name="L1">
      <style:text-properties officeooo:rsid="0004e254" officeooo:paragraph-rsid="0004e254"/>
    </style:style>
    <style:style style:name="P3" style:family="paragraph" style:parent-style-name="Text_20_body" style:list-style-name="L18">
      <style:text-properties officeooo:rsid="00113dce" officeooo:paragraph-rsid="00113dce"/>
    </style:style>
    <style:style style:name="P4" style:family="paragraph" style:parent-style-name="Text_20_body" style:list-style-name="L19">
      <style:text-properties officeooo:rsid="00113dce" officeooo:paragraph-rsid="00113dce"/>
    </style:style>
    <style:style style:name="P5" style:family="paragraph" style:parent-style-name="Text_20_body" style:list-style-name="L19">
      <style:text-properties officeooo:rsid="0012eb38" officeooo:paragraph-rsid="0012eb38"/>
    </style:style>
    <style:style style:name="P6" style:family="paragraph" style:parent-style-name="Text_20_body" style:list-style-name="L19">
      <style:text-properties officeooo:rsid="00153d1c" officeooo:paragraph-rsid="00153d1c"/>
    </style:style>
    <style:style style:name="P7" style:family="paragraph" style:parent-style-name="Text_20_body" style:list-style-name="L19">
      <style:text-properties officeooo:rsid="001653fd" officeooo:paragraph-rsid="001653fd"/>
    </style:style>
    <style:style style:name="P8" style:family="paragraph" style:parent-style-name="Text_20_body">
      <style:paragraph-properties fo:margin-top="0cm" fo:margin-bottom="0cm" loext:contextual-spacing="false"/>
      <style:text-properties officeooo:rsid="00113dce" officeooo:paragraph-rsid="00113dce"/>
    </style:style>
    <style:style style:name="P9" style:family="paragraph" style:parent-style-name="Text_20_body">
      <style:paragraph-properties fo:margin-top="0cm" fo:margin-bottom="0cm" loext:contextual-spacing="false"/>
      <style:text-properties officeooo:rsid="0012eb38" officeooo:paragraph-rsid="0012eb38"/>
    </style:style>
    <style:style style:name="P10" style:family="paragraph" style:parent-style-name="Text_20_body">
      <style:paragraph-properties fo:margin-top="0cm" fo:margin-bottom="0cm" loext:contextual-spacing="false"/>
      <style:text-properties officeooo:rsid="0013ff73" officeooo:paragraph-rsid="0013ff73"/>
    </style:style>
    <style:style style:name="T1" style:family="text">
      <style:text-properties officeooo:rsid="0004e254"/>
    </style:style>
    <style:style style:name="T2" style:family="text">
      <style:text-properties officeooo:rsid="00113dce"/>
    </style:style>
    <style:style style:name="T3" style:family="text">
      <style:text-properties officeooo:rsid="0012eb38"/>
    </style:style>
    <style:style style:name="T4" style:family="text">
      <style:text-properties officeooo:rsid="00137f67"/>
    </style:style>
    <style:style style:name="T5" style:family="text">
      <style:text-properties officeooo:rsid="0013ff73"/>
    </style:style>
    <style:style style:name="T6" style:family="text">
      <style:text-properties officeooo:rsid="00153d1c"/>
    </style:style>
    <style:style style:name="T7" style:family="text">
      <style:text-properties officeooo:rsid="001653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Feature</text:span> Specification 1.0</text:p>
      <text:p text:style-name="Text_20_body">Webbasierter Produktkonfigurator für den <text:span text:style-name="T1">mittelständischen M</text:span>aschinenbau (Sell To Order)</text:p>
      <text:h text:style-name="P1" text:outline-level="1"><text:span text:style-name="T2">Modell</text:span></text:h>
      <text:p text:style-name="P8"><text:span text:style-name="T5">opts_</text:span>available</text:p>
      <text:p text:style-name="P8"><text:tab/>.packaged_goods <text:span text:style-name="T3">[ </text:span>{ id, name, <text:span text:style-name="T3">hygienic, image } ]</text:span></text:p>
      <text:p text:style-name="P8"><text:tab/>.package<text:span text:style-name="T3">_</text:span>types</text:p>
      <text:p text:style-name="P9"><text:tab/>.machine_types</text:p>
      <text:p text:style-name="P9"><text:tab/>.machine_options</text:p>
      <text:p text:style-name="P10"><text:tab/>.paths { images, }</text:p>
      <text:p text:style-name="P8"/>
      <text:p text:style-name="P8"><text:span text:style-name="T5">opts_</text:span>selected</text:p>
      <text:p text:style-name="P8"><text:tab/>.packaged_goods <text:span text:style-name="T3">[ id ]</text:span></text:p>
      <text:p text:style-name="P9"><text:tab/>.package_types [ id ]</text:p>
      <text:p text:style-name="P9"><text:tab/>.machine_types [ id ]</text:p>
      <text:p text:style-name="P9"><text:tab/>.machine_options [ { id, number } ]</text:p>
      <text:p text:style-name="P9"/>
      <text:p text:style-name="P9">configurations [ { id, selected } ]</text:p>
      <text:h text:style-name="P1" text:outline-level="1"><text:span text:style-name="T2">Routes</text:span></text:h>
      <text:h text:style-name="Heading_20_3" text:outline-level="3">Basis</text:h>
      <text:list xml:id="list2890756144" text:style-name="L18">
        <text:list-item>
          <text:p text:style-name="P3">GET / show index</text:p>
        </text:list-item>
      </text:list>
      <text:h text:style-name="Heading_20_3" text:outline-level="3">Configuration<text:span text:style-name="T3">s</text:span></text:h>
      <text:list xml:id="list1369388842" text:style-name="L19">
        <text:list-item>
          <text:p text:style-name="P4">Index: GET /configurations</text:p>
          <text:list>
            <text:list-item>
              <text:p text:style-name="P4">Auflisten aller vorhandenen Konfigurationen</text:p>
            </text:list-item>
          </text:list>
        </text:list-item>
        <text:list-item>
          <text:p text:style-name="P4">Show: GET /configurations/:id</text:p>
          <text:list>
            <text:list-item>
              <text:p text:style-name="P4">Anzeige verfügbare Optionen (available)</text:p>
            </text:list-item>
            <text:list-item>
              <text:p text:style-name="P4">Anzeige davon selektierter Optionen (selected)</text:p>
            </text:list-item>
          </text:list>
        </text:list-item>
        <text:list-item>
          <text:p text:style-name="P4">New: GET /configurations/new</text:p>
          <text:list>
            <text:list-item>
              <text:p text:style-name="P7">Formular: neue Konfiguration anlegen (kann im ersten Schritt weggelassen werden)</text:p>
            </text:list-item>
          </text:list>
        </text:list-item>
        <text:list-item>
          <text:p text:style-name="P7">Create: POST /configurations</text:p>
        </text:list-item>
        <text:list-item>
          <text:p text:style-name="P5">Edit: <text:span text:style-name="T6">PUT</text:span> /configurations/:id</text:p>
          <text:list>
            <text:list-item>
              <text:p text:style-name="P6">ToDo: Übernahme der selektierten Optionen "on the fly" per AJAX<text:span text:style-name="T7"> in der Show-Route</text:span></text:p>
            </text:list-item>
          </text:list>
        </text:list-item>
      </text:list>
      <text:p text:style-name="Text_20_body"/>
      <text:h text:style-name="Heading_20_3" text:outline-level="3"><text:soft-page-break/>Users</text:h>
      <text:list xml:id="list2079617692" text:style-name="L1"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4pt" fo:font-weight="bold" style:font-size-asian="28pt" style:font-weight-asian="bold" style:font-size-complex="28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5:22:33.792164413</meta:creation-date>
    <meta:generator>LibreOffice/6.0.7.3$Linux_X86_64 LibreOffice_project/00m0$Build-3</meta:generator>
    <dc:date>2020-04-26T21:19:55.983297273</dc:date>
    <dc:creator>Holger Grzonka</dc:creator>
    <meta:editing-duration>PT53M36S</meta:editing-duration>
    <meta:editing-cycles>10</meta:editing-cycles>
    <meta:document-statistic meta:table-count="0" meta:image-count="0" meta:object-count="0" meta:page-count="2" meta:paragraph-count="31" meta:word-count="128" meta:character-count="886" meta:non-whitespace-character-count="791"/>
  </office:meta>
</office:document-meta>
</file>